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24-09-10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24-08-09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24-07-10 16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24-06-14 17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24-05-07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24-04-04 16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24-03-12 20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24-01-17 18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23-12-08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23-11-13 18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23-10-10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23-09-13 16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23-08-04 17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23-07-13 16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23-06-06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23-05-05 17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23-04-07 16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23-03-06 17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23-02-09 17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23-01-09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22-12-02 17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22-11-10 18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22-10-05 22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22-09-12 19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22-08-15 18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22-07-08 17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22-06-09 17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22-05-11 18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22-04-07 21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22-03-07 18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22-02-07 21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22-01-13 18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21-12-06 17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21-11-05 16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21-10-07 17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21-09-10 18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21-08-06 17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21-07-03 18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21-06-08 17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21-05-10 17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21-04-02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21-03-09 17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21-02-10 19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21-01-07 17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20-12-03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20-11-04 18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20-10-08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20-09-10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20-08-13 19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20-07-09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20-06-09 17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20-05-08 18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20-04-10 19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20-03-05 18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20-02-03 20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20-01-07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19-11-06 19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19-10-04 19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19-09-04 19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19-08-02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19-07-03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19-06-03 18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19-05-02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19-04-01 17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19-03-05 18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19-02-05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19-01-07 18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18-12-04 17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18-11-02 18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18-10-03 17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18-09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18-08-03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18-07-09 19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18-06-06 17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18-05-11 16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18-04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18-03-07 17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18-02-06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18-01-04 17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17-12-05 1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17-11-07 17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17-09-07 18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17-08-03 17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17-07-10 17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17-06-05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17-05-03 17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17-04-06 17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17-03-03 17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17-02-02 18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17-01-04 18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16-12-02 19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16-11-04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16-10-06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16-09-09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16-08-05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16-07-07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16-06-02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16-05-09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16-04-07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16-03-09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16-02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16-01-11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15-12-07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15-11-04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15-10-07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15-09-09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15-08-06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15-07-08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15-06-08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15-05-05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15-04-08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15-03-03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15-02-09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15-01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14-12-03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14-11-10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14-10-09 14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14-09-08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14-08-07 14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14-07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14-06-10 15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14-05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14-04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14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14-02-04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14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13-12-10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13-11-07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13-10-08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13-07-01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13-06-06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13-03-07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13-02-12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13-01-03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12-12-10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12-11-08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12-10-09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12-08-08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12-07-11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12-06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12-05-02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12-03-07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12-02-08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12-01-11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11-12-07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11-11-09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11-10-05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11-09-13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11-08-04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11-06-02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11-05-03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11-04-06 2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11-03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11-02-07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11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10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10-11-08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10-10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10-09-08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10-08-04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10-06-29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10-06-02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10-05-03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10-04-07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10-03-02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10-02-04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10-01-06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09-12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09-11-04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09-10-07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09-08-13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09-07-06 15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09-06-03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09-05-12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09-04-07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09-03-10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09-02-05 2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09-01-07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08-12-09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08-11-06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08-10-03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08-09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08-08-04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08-07-02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08-06-03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08-05-08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08-04-07 1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08-03-04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08-02-12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08-01-03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07-12-04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07-11-01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07-10-02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07-09-10 14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07-08-07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07-07-03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07-06-06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07-05-01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07-04-02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07-03-06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07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06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06-1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06-10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06-09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06-08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06-07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06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06-05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06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06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06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06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05-1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05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05-10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05-09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05-08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05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05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05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05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05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05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04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04-1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04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04-09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04-08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04-07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04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04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04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04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04-0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04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03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03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03-10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03-09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03-08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03-07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03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03-05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03-04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03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03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03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02-1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02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02-10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02-09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02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02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02-05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02-04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02-03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02-0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02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01-1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01-1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01-10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01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01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01-07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01-06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01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01-04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01-03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01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01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00-1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00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00-10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00-09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00-08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00-07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00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00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00-04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00-03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00-0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2000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99-1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99-1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99-10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99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99-08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99-07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99-06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99-05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99-04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99-03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99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99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98-1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98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98-10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98-09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98-08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98-07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98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98-05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98-04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98-03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98-0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98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97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97-1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97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97-09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97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97-07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97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97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97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97-03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97-0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97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96-1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96-1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96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96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96-08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96-07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96-06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96-05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96-04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96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96-0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96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95-1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95-1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95-10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95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95-08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95-07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95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95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95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95-03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95-0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95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94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94-1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94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94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94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94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94-06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94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94-04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94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94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94-0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93-1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93-1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93-10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93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93-08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93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93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93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93-04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93-03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93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93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92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92-1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92-09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92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92-07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92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92-05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92-04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92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92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92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91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91-10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91-09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91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91-07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91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91-05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91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91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91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90-1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90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90-10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90-09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90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90-07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90-06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90-05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90-04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90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90-0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90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89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89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89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89-09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89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89-07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89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89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89-04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89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89-0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89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88-1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88-1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88-10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88-09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88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88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88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88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88-04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88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88-0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88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87-1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87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87-10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87-09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87-08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87-07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87-06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87-05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87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87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87-0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87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86-1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86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86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86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86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86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86-05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86-04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86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86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85-1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85-1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85-10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85-09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85-08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85-07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85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85-05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85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85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85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85-0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84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84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84-10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84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84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84-07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84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84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84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84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84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84-0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83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83-1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83-10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83-09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83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83-07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83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83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83-04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83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83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83-0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82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82-1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82-10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82-09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82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82-07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82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82-05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82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82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82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81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81-1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81-10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81-09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81-08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81-07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81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81-05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81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81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81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81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80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80-1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80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80-09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80-08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80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80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80-05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80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80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80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80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79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79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79-10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79-09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79-08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79-07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79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79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79-04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79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79-0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79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78-1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78-1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78-10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78-09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78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78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78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78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78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78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78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78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77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77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77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77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77-08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77-04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77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77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76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76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76-10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76-09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76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76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76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76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76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76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76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76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75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75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75-09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75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75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75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74-1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74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74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58105564401</text:p>
          </table:table-cell>
          <table:table-cell office:value-type="string" calcext:value-type="string">
            <text:p>1974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00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891" meta:object-count="0"/>
    <meta:user-defined meta:name="AppVersion">3.0</meta:user-defined>
  </office:meta>
</office:document-meta>
</file>